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215cm" fo:margin-left="0.012cm" fo:margin-top="0cm" fo:margin-bottom="0cm" table:align="left" style:writing-mode="page"/>
    </style:style>
    <style:style style:name="Table1.A" style:family="table-column">
      <style:table-column-properties style:column-width="2.198cm"/>
    </style:style>
    <style:style style:name="Table1.B" style:family="table-column">
      <style:table-column-properties style:column-width="1.843cm"/>
    </style:style>
    <style:style style:name="Table1.C" style:family="table-column">
      <style:table-column-properties style:column-width="3.616cm"/>
    </style:style>
    <style:style style:name="Table1.D" style:family="table-column">
      <style:table-column-properties style:column-width="1.558cm"/>
    </style:style>
    <style:style style:name="Table1.1" style:family="table-row">
      <style:table-row-properties fo:keep-together="auto"/>
    </style:style>
    <style:style style:name="Table1.A1" style:family="table-cell">
      <style:table-cell-properties style:vertical-align="middle" fo:background-color="#ffffff" fo:padding="0.191cm" fo:border="0.75pt solid #000000">
        <style:background-image/>
      </style:table-cell-properties>
    </style:style>
    <style:style style:name="P1" style:family="paragraph" style:parent-style-name="Standard">
      <loext:graphic-properties draw:fill="solid" draw:fill-color="#ffffff"/>
      <style:paragraph-properties fo:margin-top="0.635cm" fo:margin-bottom="0cm" style:contextual-spacing="false" fo:line-height="100%" fo:background-color="#ffffff"/>
      <style:text-properties style:font-name="Times New Roman"/>
    </style:style>
    <style:style style:name="P2" style:family="paragraph" style:parent-style-name="Standard">
      <loext:graphic-properties draw:fill="solid" draw:fill-color="#ffffff"/>
      <style:paragraph-properties fo:margin-top="0.423cm" fo:margin-bottom="0cm" style:contextual-spacing="false" fo:line-height="100%" fo:background-color="#ffffff"/>
      <style:text-properties style:font-name="Times New Roman"/>
    </style:style>
    <style:style style:name="P3" style:family="paragraph" style:parent-style-name="Standard">
      <loext:graphic-properties draw:fill="solid" draw:fill-color="#ffffff"/>
      <style:paragraph-properties fo:margin-top="0.423cm" fo:margin-bottom="0cm" style:contextual-spacing="false" fo:line-height="100%" fo:text-align="center" style:justify-single-word="false" fo:background-color="#ffffff"/>
      <style:text-properties style:font-name="Times New Roman"/>
    </style:style>
    <style:style style:name="P4" style:family="paragraph" style:parent-style-name="Standard">
      <style:paragraph-properties fo:margin-top="0.635cm" fo:margin-bottom="0.635cm" style:contextual-spacing="false" style:line-height-at-least="0.466cm"/>
      <style:text-properties style:font-name="Times New Roman"/>
    </style:style>
    <style:style style:name="P5" style:family="paragraph" style:parent-style-name="Standard">
      <loext:graphic-properties draw:fill="solid" draw:fill-color="#ffffff"/>
      <style:paragraph-properties fo:margin-top="0.635cm" fo:margin-bottom="0cm" style:contextual-spacing="false" fo:line-height="100%" fo:background-color="#ffffff"/>
      <style:text-properties fo:color="#0000ff" loext:opacity="100%" style:font-name="Times New Roman" fo:font-size="10pt" fo:language="en" fo:country="US" style:letter-kerning="false" style:font-name-asian="Times New Roman1" style:font-size-asian="10pt" style:language-asian="en" style:country-asian="GB" style:font-name-complex="F" style:font-size-complex="10pt"/>
    </style:style>
    <style:style style:name="P6" style:family="paragraph" style:parent-style-name="Standard">
      <loext:graphic-properties draw:fill="solid" draw:fill-color="#ffffff"/>
      <style:paragraph-properties fo:margin-top="0cm" fo:margin-bottom="0cm" style:contextual-spacing="false" fo:line-height="100%" fo:break-before="page" fo:background-color="#ffffff"/>
      <style:text-properties style:font-name="Times New Roman"/>
    </style:style>
    <style:style style:name="P7"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style:font-name="Times New Roman"/>
    </style:style>
    <style:style style:name="P8"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style:font-name="Times New Roman"/>
    </style:style>
    <style:style style:name="P9" style:family="paragraph" style:parent-style-name="Standard" style:list-style-name="WWNum1">
      <loext:graphic-properties draw:fill="solid" draw:fill-color="#ffffff"/>
      <style:paragraph-properties fo:margin-top="0.494cm" fo:margin-bottom="0cm" style:contextual-spacing="false" fo:line-height="100%" fo:background-color="#ffffff"/>
      <style:text-properties style:font-name="Times New Roman"/>
    </style:style>
    <style:style style:name="P10" style:family="paragraph" style:parent-style-name="Standard" style:list-style-name="WWNum1">
      <loext:graphic-properties draw:fill="solid" draw:fill-color="#ffffff"/>
      <style:paragraph-properties fo:margin-top="0cm" fo:margin-bottom="0cm" style:contextual-spacing="false" fo:line-height="100%" fo:background-color="#ffffff"/>
      <style:text-properties style:font-name="Times New Roman"/>
    </style:style>
    <style:style style:name="P11" style:family="paragraph" style:parent-style-name="Standard" style:list-style-name="WWNum2">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style:font-name="Times New Roman"/>
    </style:style>
    <style:style style:name="P12" style:family="paragraph" style:parent-style-name="Standard" style:list-style-name="WWNum3">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style:font-name="Times New Roman"/>
    </style:style>
    <style:style style:name="T1" style:family="text">
      <style:text-properties fo:color="#373d3f" loext:opacity="100%" fo:font-size="10pt" fo:language="en" fo:country="US" fo:font-weight="bold" style:letter-kerning="false" style:font-name-asian="Times New Roman1" style:font-size-asian="10pt" style:language-asian="en" style:country-asian="GB" style:font-weight-asian="bold" style:font-name-complex="F" style:font-size-complex="10pt" style:font-weight-complex="bold"/>
    </style:style>
    <style:style style:name="T2" style:family="text">
      <style:text-properties fo:color="#373d3f" loext:opacity="100%" fo:font-size="8pt" fo:language="en" fo:country="US" style:letter-kerning="false" style:font-name-asian="Times New Roman1" style:font-size-asian="8pt" style:language-asian="en" style:country-asian="GB" style:font-name-complex="F" style:font-size-complex="8pt"/>
    </style:style>
    <style:style style:name="T3" style:family="text">
      <style:text-properties fo:color="#000000" loext:opacity="100%" fo:font-size="8pt" fo:language="en" fo:country="US" style:letter-kerning="false" fo:background-color="transparent" loext:char-shading-value="0" style:font-name-asian="Times New Roman1" style:font-size-asian="8pt" style:language-asian="en" style:country-asian="GB" style:font-name-complex="F" style:font-size-complex="8pt"/>
    </style:style>
    <style:style style:name="T4" style:family="text">
      <style:text-properties fo:color="#373d3f" loext:opacity="100%" fo:font-size="10pt" fo:language="en" fo:country="US" style:letter-kerning="false" style:font-name-asian="Times New Roman1" style:font-size-asian="10pt" style:language-asian="en" style:country-asian="GB" style:font-name-complex="F" style:font-size-complex="10pt"/>
    </style:style>
    <style:style style:name="T5" style:family="text">
      <style:text-properties fo:color="#000000" loext:opacity="100%" fo:font-size="10pt" fo:language="en" fo:country="US" style:letter-kerning="false" style:font-name-asian="Times New Roman1" style:font-size-asian="10pt" style:language-asian="en" style:country-asian="GB" style:font-name-complex="F" style:font-size-complex="10pt"/>
    </style:style>
    <style:style style:name="T6" style:family="text">
      <style:text-properties fo:color="#000000" loext:opacity="100%" fo:font-size="10pt" fo:language="en" fo:country="US" fo:font-weight="normal" style:letter-kerning="false" style:font-name-asian="Times New Roman1" style:font-size-asian="10pt" style:language-asian="en" style:country-asian="GB" style:font-weight-asian="normal" style:font-name-complex="F" style:font-size-complex="10pt" style:font-weight-complex="normal"/>
    </style:style>
    <style:style style:name="T7" style:family="text">
      <style:text-properties fo:color="#000000" loext:opacity="100%" fo:font-size="10pt" fo:language="en" fo:country="US" fo:font-weight="bold" style:letter-kerning="false" style:font-name-asian="Times New Roman1" style:font-size-asian="10pt" style:language-asian="en" style:country-asian="GB" style:font-weight-asian="bold" style:font-name-complex="F"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oftware Requirements Specification</text:span></text:p>
      <text:p text:style-name="P2"><text:span text:style-name="T1">for</text:span></text:p>
      <text:p text:style-name="P2"><text:span text:style-name="T1">Library System</text:span></text:p>
      <text:p text:style-name="P2"><text:span text:style-name="T1">Version 1</text:span></text:p>
      <text:p text:style-name="P2"><text:span text:style-name="T1">Prepared by Wiktor Duniec</text:span></text:p>
      <text:p text:style-name="P2"><text:span text:style-name="T1">2026-03-12</text:span></text:p>
      <text:p text:style-name="P3"><text:span text:style-name="T1">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2">Name</text:span></text:p>
          </table:table-cell>
          <table:table-cell table:style-name="Table1.A1" office:value-type="string">
            <text:p text:style-name="P4"><text:span text:style-name="T2">Date</text:span></text:p>
          </table:table-cell>
          <table:table-cell table:style-name="Table1.A1" office:value-type="string">
            <text:p text:style-name="P4"><text:span text:style-name="T2">Reason for Changes</text:span></text:p>
          </table:table-cell>
          <table:table-cell table:style-name="Table1.A1" office:value-type="string">
            <text:p text:style-name="P4"><text:span text:style-name="T2">Version</text:span></text:p>
          </table:table-cell>
        </table:table-row>
        <table:table-row table:style-name="Table1.1">
          <table:table-cell table:style-name="Table1.A1" office:value-type="string">
            <text:p text:style-name="P4"><text:span text:style-name="T3">Wiktor Duniec</text:span></text:p>
          </table:table-cell>
          <table:table-cell table:style-name="Table1.A1" office:value-type="string">
            <text:p text:style-name="P4"><text:span text:style-name="T3">2026-03-12</text:span></text:p>
          </table:table-cell>
          <table:table-cell table:style-name="Table1.A1" office:value-type="string">
            <text:p text:style-name="P4"><text:span text:style-name="T3">Initial version</text:span></text:p>
          </table:table-cell>
          <table:table-cell table:style-name="Table1.A1" office:value-type="string">
            <text:p text:style-name="P4"><text:span text:style-name="T3">1</text:span></text:p>
          </table:table-cell>
        </table:table-row>
      </table:table>
      <text:p text:style-name="P5"/>
      <text:p text:style-name="P6"><text:span text:style-name="T1">1. Introduction</text:span></text:p>
      <text:p text:style-name="P2"><text:span text:style-name="T1">1.1. Purpose  </text:span></text:p>
      <text:p text:style-name="P7"><text:span text:style-name="T4">The implementation of a digital library system, providing a unified interface to user information and remote borrowing, for both library users and staff.</text:span></text:p>
      <text:p text:style-name="P7"><text:span text:style-name="T1">1.2. Product Scope</text:span></text:p>
      <text:p text:style-name="P8"><text:span text:style-name="T4">The software provides storage for the status of registered library users; including relevant personal information, information about currently borrowed books, and any reservations made on-line or in person. The system grants the ability for a user to remotely inspect this data or place book reservations, as well as for staff to view and modify this information. The software integrates with physical library cards in the form of QR codes. The intention is for the staff front-end to be deployed in working spaces, allowing immediate and convenient access to relevant data about the client, shortening queue time; the remote reservation features likewise are intended to cut down on physical waiting time.</text:span></text:p>
      <text:p text:style-name="P7"><text:span text:style-name="T1">2. Overall Description</text:span></text:p>
      <text:p text:style-name="P7"><text:span text:style-name="T1">2.1. Product Perspective  </text:span></text:p>
      <text:p text:style-name="P8"><text:span text:style-name="T4">This product is intended as a replacement for an existing, non-digitized system of managing customer information. This includes the phasing out and replacement of existing artifacts (for instance, previously issued library cards).</text:span></text:p>
      <text:p text:style-name="P7"><text:span text:style-name="T1">2.2. Product Features  </text:span></text:p>
      <text:list text:style-name="WWNum1">
        <text:list-item>
          <text:p text:style-name="P9"><text:span text:style-name="T4">The storage of customer data</text:span></text:p>
        </text:list-item>
        <text:list-item>
          <text:p text:style-name="P10"><text:span text:style-name="T4">Interface with a physical library card system, and provisions to allow the decommissioned one to be utilized</text:span></text:p>
        </text:list-item>
        <text:list-item>
          <text:p text:style-name="P10"><text:span text:style-name="T4">A staff front-end for the viewing and modification of user data</text:span></text:p>
        </text:list-item>
        <text:list-item>
          <text:p text:style-name="P10"><text:span text:style-name="T4">An Internet-accessible client front-end for the viewing of user data, as well as a limited set of actions (reservations, extensions)</text:span></text:p>
        </text:list-item>
      </text:list>
      <text:p text:style-name="P1"><text:span text:style-name="T1">2.3. User Classes and Characteristics  </text:span></text:p>
      <text:p text:style-name="P8"><text:span text:style-name="T4">The two primary user classes are clients and staff; they are distinct enough to where two distinct front-end are required. The client group further divides into people unwilling to use the Internet aspects of the service, and people wishing to utilize it. The primary class of user will be the former group of clients; as such, it is important that the deployment of the system does not challenge the expectations that the average library customer holds.</text:span></text:p>
      <text:p text:style-name="P7"><text:span text:style-name="T1">2.4. Operating Environment</text:span></text:p>
      <text:p text:style-name="P7"><text:span text:style-name="T5">The software is made up of three components: The back-end, the staff front-end (the “staff software”), and the client Internet front-end (the “client web-app”). The back-end is responsible for maintaining all data and serving the Internet front-end. It shall operate on an x86-64, up-to-date installation of Ubuntu Server hosted in the cloud. The staff software shall operate on x86 or x86-64 machines running Windows 7 or newer, with no expectations on graphical acceleration being available. The machines available to staff <text:s/>shall be fitted with a mobile camera (“web-cam”), to allow for QR code scanning. The client web-app shall operate on any popular browser no older than 2018.</text:span></text:p>
      <text:p text:style-name="P7"><text:span text:style-name="T1">2.5. Design and Implementation Constraints</text:span></text:p>
      <text:p text:style-name="P8"><text:span text:style-name="T5">The hardware available to staff is generally low-power and cheap; at minimum, a copy of Windows 7 with 2GB of memory available, and minimal graphical acceleration. The staff software must provide a responsive experience despite these limitations.</text:span></text:p>
      <text:p text:style-name="P7"><text:span text:style-name="T1">2.6. Assumptions and Dependencies</text:span></text:p>
      <text:p text:style-name="P7"><text:soft-page-break/><text:span text:style-name="T5">The project depends on the understanding of the previously used library card format; in order to facilitate interoperability, the documentation for it must be known. Furthermore, the staff software depends on a functional camera being attached to the computer, and is expected to gracefully degrade if that is not the case.</text:span></text:p>
      <text:p text:style-name="P7"><text:span text:style-name="T1">3. System Features</text:span></text:p>
      <text:p text:style-name="P7"><text:span text:style-name="T1">3.1. Back-end: The storage of customer data</text:span></text:p>
      <text:p text:style-name="P7"><text:span text:style-name="T5">The system </text:span><text:span text:style-name="T6">shall </text:span><text:span text:style-name="T5">provide a way to persist user data, including:</text:span></text:p>
      <text:list text:style-name="WWNum2">
        <text:list-item>
          <text:p text:style-name="P11"><text:span text:style-name="T5">basic personal information,</text:span></text:p>
        </text:list-item>
        <text:list-item>
          <text:p text:style-name="P11"><text:span text:style-name="T5">online account details (e-mail, hashed password – if exists, session token and its expiry date),</text:span></text:p>
        </text:list-item>
        <text:list-item>
          <text:p text:style-name="P11"><text:span text:style-name="T5">list of borrowed books (including the book’s DDC classification number, the borrow date, and the expected return time, and a requested extension time, if it exists),</text:span></text:p>
        </text:list-item>
        <text:list-item>
          <text:p text:style-name="P11"><text:span text:style-name="T5">list of placed reservations (including the book’s DDC classification number, the reservation date, and whether the reservation has been confirmed by staff),</text:span></text:p>
        </text:list-item>
        <text:list-item>
          <text:p text:style-name="P11"><text:span text:style-name="T5">the decommissioned library card identifier (if it exists),</text:span></text:p>
        </text:list-item>
        <text:list-item>
          <text:p text:style-name="P11"><text:span text:style-name="T5">the current library card identifier (the data blob stored within the QR code).</text:span></text:p>
        </text:list-item>
      </text:list>
      <text:p text:style-name="P7"><text:span text:style-name="T1">3.2. Back-end: Availability of stored customer data</text:span></text:p>
      <text:p text:style-name="P7"><text:span text:style-name="T6">The system shall provide a route to access and modify stored data through a local, authorized network intended for staff. It shall also provide a route to access and modify it through the Internet, with proper authentication and limitations. In terms of modification, the client web-app may only allow for:</text:span></text:p>
      <text:list text:style-name="WWNum3">
        <text:list-item>
          <text:p text:style-name="P12"><text:span text:style-name="T6">reservations to be placed,</text:span></text:p>
        </text:list-item>
        <text:list-item>
          <text:p text:style-name="P12"><text:span text:style-name="T6">the return time of borrowed books to be extended,</text:span></text:p>
        </text:list-item>
        <text:list-item>
          <text:p text:style-name="P12"><text:span text:style-name="T6">the password to be set, if it has not yet been so.</text:span></text:p>
        </text:list-item>
      </text:list>
      <text:p text:style-name="P7"><text:span text:style-name="T6">The back-end must not allow modification or viewing of any data beyond verifying the presence of or modifying password, if it has not been set.</text:span></text:p>
      <text:p text:style-name="P7"><text:span text:style-name="T7">3.3. Staff software: Issuing of digital library cards</text:span></text:p>
      <text:p text:style-name="P7"><text:span text:style-name="T6">The staff software shall allow for digital library cards to be issued. This involves gathering information from the client (personal information, as well as information that will be used to create the online account, including an e-mail address), optionally the identifier of a decommissioned library card, as well as the generation of a corresponding QR code, and a print-out, if a printer is available.</text:span></text:p>
      <text:p text:style-name="P7"><text:span text:style-name="T7">3.4. Staff software: Interacting with user data</text:span></text:p>
      <text:p text:style-name="P8"><text:span text:style-name="T6">The staff software shall allow for user data to be viewed and modified. Modification includes adding or removing borrowed books, marking reservations as fulfilled, and the removal of user accounts. The software shall facilitate conveniently locating the user information by allowing the digital library card QR code to be scanned via a web-cam, through a common device like a mobile phone. It must also allow for the decommissioned library card format to be used to query a user.</text:span></text:p>
      <text:p text:style-name="P8"><text:span text:style-name="T7">3.5. Staff software: Aggregating global information</text:span></text:p>
      <text:p text:style-name="P8"><text:span text:style-name="T6">The staff software shall give a simple-to-access overview of currently borrowed and reserved books.</text:span></text:p>
      <text:p text:style-name="P8"><text:soft-page-break/><text:span text:style-name="T7">3.6. Client web-app: Account state</text:span></text:p>
      <text:p text:style-name="P8"><text:span text:style-name="T6">The client web-app shall mediate access based on current account state. If the account password has not been assigned yet, the client web-app must limit the available user features to solely changing the password.</text:span></text:p>
      <text:p text:style-name="P8"><text:span text:style-name="T7">3.7. Client web-app: Data introspection</text:span></text:p>
      <text:p text:style-name="P8"><text:span text:style-name="T6">If permitted, the client web-app shall allow the viewing of the customer’s own data. It must also allow for the placing of reservation requests and borrow time extension requests.</text:span></text:p>
      <text:p text:style-name="P7"><text:span text:style-name="T1">4. System Features/Modules</text:span></text:p>
      <text:p text:style-name="P7"><text:span text:style-name="T1">5.1. Back-end: The storage of customer data</text:span></text:p>
      <text:p text:style-name="P7"><text:span text:style-name="T6">FRQ-1.1: The system shall securely store the customer data in a database.</text:span></text:p>
      <text:p text:style-name="P7"><text:span text:style-name="T6">FRQ-1.2: Customer data shall include at least the first and last name, e-mail, optional hashed password, optional session token and its expiry date, a list of borrowed books (</text:span><text:span text:style-name="T6">including the book’s DDC classification number, the borrow date, and the expected return time, and a requested extension time, if it exists</text:span><text:span text:style-name="T6">), a list of placed reservations (</text:span><text:span text:style-name="T6">including the book’s DDC classification number, the reservation date, and whether the reservation has been confirmed by staff</text:span><text:span text:style-name="T6">), an optional <text:s/></text:span><text:span text:style-name="T6">decommissioned library card identifier, and the <text:s/></text:span><text:span text:style-name="T6">modern </text:span><text:span text:style-name="T6">library card identifier.</text:span></text:p>
      <text:p text:style-name="P7"><text:span text:style-name="T1">5.2. Back-end: Availability of stored customer data</text:span></text:p>
      <text:p text:style-name="P7"><text:span text:style-name="T6">FRQ-2.1: The system shall allow database access on two networks (the “staff intranet” and “the Internet”).</text:span></text:p>
      <text:p text:style-name="P7"><text:span text:style-name="T6">FRQ-2.2: Full read-and-write access shall be provided through the staff intranet.</text:span></text:p>
      <text:p text:style-name="P7"><text:span text:style-name="T6">FRQ-2.3: The staff intranet and the devices on it, beyond the back-end server itself, shall never be connected to any other networks.</text:span></text:p>
      <text:p text:style-name="P7"><text:span text:style-name="T6">FRQ-2.4: Read access of a single account shall be provided through the Internet upon authentication through the identity of said account.</text:span></text:p>
      <text:p text:style-name="P8"><text:span text:style-name="T6">FRQ-2.5: Internet authentication shall be performed as either a test of a password delivered through a secure connection, or a test of a session token delivered through a secure connection. If a password is not set, any password shall be accepted.</text:span></text:p>
      <text:p text:style-name="P8"><text:span text:style-name="T6">FRQ-2.6: In the case of password authentication, the server shall automatically create, assign, and return a session token, whose expiry date shall be in no more than 30 days.</text:span></text:p>
      <text:p text:style-name="P8"><text:span text:style-name="T6">FRQ-2.7: The time-to-live of a session token shall be configurable through the staff intranet.</text:span></text:p>
      <text:p text:style-name="P8"><text:span text:style-name="T6">FRQ-2.8: Write access of an authenticated Internet session shall be limited to adding an unconfirmed reservation, and setting a requested extension time for an existing borrowed book.</text:span></text:p>
      <text:p text:style-name="P7"><text:span text:style-name="T1">5.3. </text:span><text:span text:style-name="T7">Staff software: Issuing of digital library cards</text:span></text:p>
      <text:p text:style-name="P7"><text:span text:style-name="T6">FRQ-3.1: The staff software shall provide a separate interface for customer account creation.</text:span></text:p>
      <text:p text:style-name="P8"><text:span text:style-name="T6">FRQ-3.2: The customer account creation interface shall provide a way to manually input all user information required for an account, as conforming to FRQ-1.2, with the exception of the password hash and modern library card identifier, which shall be left empty.</text:span></text:p>
      <text:p text:style-name="P8"><text:span text:style-name="T6">FRQ-3.3: The staff software shall automatically generate a modern library card identifier using a secure algorithm.</text:span></text:p>
      <text:p text:style-name="P8"><text:span text:style-name="T6">FRQ-3.4: Upon account creation, the staff software shall send a QR code of the modern library card identifier to the customer via the provided e-mail.</text:span></text:p>
      <text:p text:style-name="P8"><text:soft-page-break/><text:span text:style-name="T6">FRQ-3.5: If a printer is available, the software shall provide an option to print the QR code specified in FRQ-3.4.</text:span></text:p>
      <text:p text:style-name="P7"><text:span text:style-name="T1">5.4. </text:span><text:span text:style-name="T7">Staff software: Interacting with user data</text:span></text:p>
      <text:p text:style-name="P7"><text:span text:style-name="T6">FRQ-4.1: The staff software shall provide a separate interface for the viewing and modification of customer data.</text:span></text:p>
      <text:p text:style-name="P7"><text:span text:style-name="T6">FRQ-4.2: The staff software shall allow for finding a user account via a decommissioned library card code.</text:span></text:p>
      <text:p text:style-name="P7"><text:span text:style-name="T6">FRQ-4.3: The staff software shall allow for finding a user account via a modern library card code, in the form of a QR code scanned through an available web-cam.</text:span></text:p>
      <text:p text:style-name="P7"><text:span text:style-name="T6">FRQ-4.4: Any data specified in FRQ-2.2 shall be possible to view and modify.</text:span></text:p>
      <text:p text:style-name="P7"><text:span text:style-name="T6">FRQ-4.5: The staff software shall not allow a book to be borrowed by two users at the same time.</text:span></text:p>
      <text:p text:style-name="P7"><text:span text:style-name="T1">5.5. </text:span><text:span text:style-name="T7">Staff software: Aggregating global information</text:span></text:p>
      <text:p text:style-name="P7"><text:span text:style-name="T6">FRQ-5.5: The staff software shall provide a separate interface for aggregated global information.</text:span></text:p>
      <text:p text:style-name="P7"><text:span text:style-name="T6">FRQ-5.6: Aggregated global information shall include a list of currently-borrowed books and a list of currently-reserved books, alongside the users responsible for these states.</text:span></text:p>
      <text:p text:style-name="P7"><text:span text:style-name="T1">5.6. </text:span><text:span text:style-name="T7">Client web-app: Account state</text:span></text:p>
      <text:p text:style-name="P7"><text:span text:style-name="T6">FRQ-6.1: The client web-app shall allow session to be established, as per FRQ-2.5.</text:span></text:p>
      <text:p text:style-name="P7"><text:span text:style-name="T6">FRQ-6.2: The client web-app must not allow for any action beyond establishing a session if one does not currently exist.</text:span></text:p>
      <text:p text:style-name="P7"><text:span text:style-name="T6">FRQ-6.3: Establishing a session involves a separate interface to input an e-mail and password.</text:span></text:p>
      <text:p text:style-name="P7"><text:span text:style-name="T6">FRQ-6.4: In the case when a session exists but a password is not set, the client web-app must not allow for any action beyond ending the session and setting the password in a separate interface.</text:span></text:p>
      <text:p text:style-name="P7"><text:span text:style-name="T1">5.7. </text:span><text:span text:style-name="T7">Client web-app: Data introspection</text:span></text:p>
      <text:p text:style-name="P7"><text:span text:style-name="T6">FRQ-7.1: If a session exists, the client web-app shall provide a separate interface for viewing the data of the customer corresponding to the current session.</text:span></text:p>
      <text:p text:style-name="P7"><text:span text:style-name="T6">FRQ-7.2: If a session exists, the client web-app shall provide a separate interface for adding an unconfirmed reservation for a book by its DDC classification number, as well as setting a requested extension time on an existing book.</text:span></text:p>
      <text:p text:style-name="P7"><text:span text:style-name="T6">FRQ-7.3: Any changes shall be synchronized immediately after user interaction.</text:span></text:p>
      <text:p text:style-name="P7"><text:span text:style-name="T6">FRQ-7.4: The user shall be notified of a synchronization failure after no more than 5 seconds.</text:span></text:p>
      <text:p text:style-name="P7"><text:span text:style-name="T1">6. Nonfunctional Requirements</text:span></text:p>
      <text:p text:style-name="P7"><text:span text:style-name="T1">6.1. Performance  </text:span></text:p>
      <text:p text:style-name="P7"><text:span text:style-name="T5">NF-1.1: Every user interaction of the staff software, subtracting the time spent waiting for network operation, shall not take any longer than 1 second.</text:span></text:p>
      <text:p text:style-name="P8"><text:span text:style-name="T5">NF-1.2: Every back-end operation shall not take any longer than 1 second.</text:span></text:p>
      <text:p text:style-name="P8"><text:span text:style-name="T5">NF-1.3: Every user interaction of the client web-app, subtracting the time spent waiting for network operation, shall not take any longer than 500 milliseconds. This will likely necessitate the usage of a client-side, JavaScript framewor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left" style:justify-single-word="false" fo:orphans="2" fo:widows="2" fo:hyphenation-ladder-count="no-limit" fo:hyphenation-keep="page" loext:hyphenation-keep-type="column" loext:hyphenation-keep-line="true"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1T16:25:00</meta:creation-date>
    <meta:initial-creator>Abdulla Juwaied</meta:initial-creator>
    <dc:language>fr-FR</dc:language>
    <dc:date>2026-04-28T12:12:30.381166478</dc:date>
    <meta:editing-cycles>19</meta:editing-cycles>
    <meta:editing-duration>PT48M56S</meta:editing-duration>
    <meta:generator>LibreOffice/26.2.0.3$Linux_X86_64 LibreOffice_project/620$Build-3</meta:generator>
    <meta:document-statistic meta:table-count="1" meta:image-count="0" meta:object-count="0" meta:page-count="5" meta:paragraph-count="104" meta:word-count="1846" meta:character-count="11774" meta:non-whitespace-character-count="10031"/>
    <meta:user-defined meta:name="AppVersion">15.0000</meta:user-defined>
    <meta:user-defined meta:name="GrammarlyDocumentId">e98e1e1c-2b2f-4374-a1ed-6acc5618dd85</meta:user-defined>
    <meta:template xlink:type="simple" xlink:actuate="onRequest" xlink:title="Normal" xlink:href=""/>
  </office:meta>
</office:document-meta>
</file>